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7721813785584031771"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307666180579028583"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93614174270353340"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6139539197671205946"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43004416861083328"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6509522698594873662"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6793085107972255460"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4512673382332009873"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5431775" text:continue-list="list6793085107972255460"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22723661281779810"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31273"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16632"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5443213"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5432901"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16386"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4254019099860739881"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8512099106143097253"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778758181448843375"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437211"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556283823366294869"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683388432800653106"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699030482355688777" text:style-name="L15">
        <text:list-item>
          <text:list>
            <text:list-header>
              <text:p text:style-name="P168">1.5 miles averaging about 9:40/mile and rest 1 min</text:p>
            </text:list-header>
          </text:list>
        </text:list-item>
      </text:list>
      <text:p text:style-name="P23">1 mile in 8:26 and rest 2 min</text:p>
      <text:list xml:id="list3262729950586822123"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720559696838499287"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434098"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7678878048954333489"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056916097252367203"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8963486771535982994"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5429578" text:continue-list="list3056916097252367203" text:style-name="L19">
        <text:list-item>
          <text:list>
            <text:list-header>
              <text:p text:style-name="P172">(Pace*HR)=1240</text:p>
            </text:list-header>
          </text:list>
        </text:list-item>
      </text:list>
      <text:list xml:id="list35436491" text:continue-list="list7678878048954333489" text:style-name="L18">
        <text:list-item>
          <text:list>
            <text:list-header>
              <text:p text:style-name="P171">2 miles at 10:46/mile Ave HR= 121 bpm and rest a few minutes</text:p>
            </text:list-header>
          </text:list>
        </text:list-item>
      </text:list>
      <text:list xml:id="list35433242" text:continue-list="list35429578"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5447022"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451292754495916426"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160936302913783797"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823029243888540997"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3025547895307745982"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85663386030529541"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6498011498990217"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5437107"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422424"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10"><text:span text:style-name="T2"/></text:p>
      <text:p text:style-name="P10"><text:span text:style-name="T2">Fri Dec 9, 2022 </text:span>no running</text:p>
      <text:p text:style-name="P10"><text:span text:style-name="T2"/></text:p>
      <text:p text:style-name="P10"><text:span text:style-name="T2">During the l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23"/>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194493187461742706"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0T15:19:29.83</dc:date>
    <dc:creator>James Lombardi</dc:creator>
    <meta:editing-duration>P18DT10H51M43S</meta:editing-duration>
    <meta:editing-cycles>1401</meta:editing-cycles>
    <meta:generator>OpenOffice/4.1.2$Win32 OpenOffice.org_project/412m3$Build-9782</meta:generator>
    <meta:document-statistic meta:table-count="0" meta:image-count="9" meta:object-count="0" meta:page-count="149" meta:paragraph-count="4234" meta:word-count="46194" meta:character-count="237483"/>
  </office:meta>
</office:document-meta>
</file>